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b0d" officeooo:paragraph-rsid="000fab0d"/>
    </style:style>
    <style:style style:name="P2" style:family="paragraph" style:parent-style-name="Standard">
      <style:text-properties officeooo:rsid="00118143" officeooo:paragraph-rsid="00118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e</text:p>
      <text:p text:style-name="P1"/>
      <text:p text:style-name="P1"/>
      <text:p text:style-name="P2">tip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3:58.199383431</meta:creation-date>
    <dc:date>2022-09-29T16:40:25.540996252</dc:date>
    <meta:editing-duration>PT40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" meta:word-count="2" meta:character-count="8" meta:non-whitespace-character-count="8"/>
  </office:meta>
</office:document-meta>
</file>